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6.6931in" table:align="margins"/>
    </style:style>
    <style:style style:name="Tabel1.A" style:family="table-column">
      <style:table-column-properties style:column-width="0.2229in" style:rel-column-width="321*"/>
    </style:style>
    <style:style style:name="Tabel1.D" style:family="table-column">
      <style:table-column-properties style:column-width="0.2236in" style:rel-column-width="322*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d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J2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el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background-color="#000000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background-color="#000000"/>
    </style:style>
    <style:style style:name="P4" style:family="paragraph" style:parent-style-name="Table_20_Contents">
      <style:paragraph-properties fo:background-color="#000000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kom bij Tic-Tac-Toe</text:p>
      <text:p text:style-name="Standard"/>
      <table:table table:name="Tabel1" table:style-name="Tabel1">
        <table:table-column table:style-name="Tabel1.A" table:number-columns-repeated="3"/>
        <table:table-column table:style-name="Tabel1.D"/>
        <table:table-column table:style-name="Tabel1.A" table:number-columns-repeated="3"/>
        <table:table-column table:style-name="Tabel1.D"/>
        <table:table-column table:style-name="Tabel1.A" table:number-columns-repeated="3"/>
        <table:table-column table:style-name="Tabel1.D"/>
        <table:table-column table:style-name="Tabel1.A" table:number-columns-repeated="2"/>
        <table:table-column table:style-name="Tabel1.D"/>
        <table:table-column table:style-name="Tabel1.A" table:number-columns-repeated="3"/>
        <table:table-column table:style-name="Tabel1.D"/>
        <table:table-column table:style-name="Tabel1.A" table:number-columns-repeated="3"/>
        <table:table-column table:style-name="Tabel1.D"/>
        <table:table-column table:style-name="Tabel1.A" table:number-columns-repeated="3"/>
        <table:table-column table:style-name="Tabel1.D"/>
        <table:table-column table:style-name="Tabel1.A" table:number-columns-repeated="2"/>
        <table:table-column table:style-name="Tabel1.D"/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d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3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J2" office:value-type="string">
            <text:p text:style-name="P2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P1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p text:style-name="Standard"/>
      <text:p text:style-name="Standard">1 | 2 | 3</text:p>
      <text:p text:style-name="Standard">---------</text:p>
      <text:p text:style-name="Standard">4 | 5 | 6</text:p>
      <text:p text:style-name="Standard">---------</text:p>
      <text:p text:style-name="Standard">7 | 8 | 9</text:p>
      <text:p text:style-name="Standard"/>
      <text:p text:style-name="Standard">Wat is uw zet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22T15:31:41.32</meta:creation-date>
    <meta:document-statistic meta:table-count="1" meta:image-count="0" meta:object-count="0" meta:page-count="1" meta:paragraph-count="7" meta:word-count="24" meta:character-count="82"/>
    <dc:date>2020-04-24T14:52:27.25</dc:date>
    <dc:creator>Tino Kerkhof</dc:creator>
    <meta:editing-duration>P1DT21H51M46S</meta:editing-duration>
    <meta:editing-cycles>1</meta:editing-cycles>
    <meta:generator>OpenOffice/4.1.7$Win32 OpenOffice.org_project/417m1$Build-9800</meta:generator>
  </office:meta>
</office:document-meta>
</file>